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4397d7" officeooo:paragraph-rsid="004397d7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498983" officeooo:paragraph-rsid="00498983"/>
    </style:style>
    <style:style style:name="T1" style:family="text">
      <style:text-properties officeooo:rsid="0046a72b"/>
    </style:style>
    <style:style style:name="T2" style:family="text">
      <style:text-properties officeooo:rsid="0047f9e1"/>
    </style:style>
    <style:style style:name="T3" style:family="text">
      <style:text-properties officeooo:rsid="004989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etente: <text:a xlink:type="simple" xlink:href="mailto:selecao@admiterh.com.br" text:style-name="Internet_20_link" text:visited-style-name="Visited_20_Internet_20_Link"><text:span text:style-name="T1">selecao@admiterh.com.br</text:span></text:a><text:span text:style-name="T1"><text:tab/></text:span></text:p>
      <text:p text:style-name="P1">Destinatário:<text:span text:style-name="T1">&lt;email da empresa&gt;</text:span></text:p>
      <text:p text:style-name="P1">Assunto: <text:span text:style-name="T2">Resultado do processo Seletivo</text:span></text:p>
      <text:p text:style-name="P1"/>
      <text:p text:style-name="P1">Prezado Sr(a) <text:span text:style-name="T3">Diretor(a) do departamento de RH.</text:span></text:p>
      <text:p text:style-name="P1"/>
      <text:p text:style-name="P2">Temos o prazer de informar que o arquivo anexo contém a lista de aprovados no processo seletivo &lt;nome do processo seletivo&gt;.</text:p>
      <text:p text:style-name="P1"/>
      <text:p text:style-name="P1">Atenciosamente:</text:p>
      <text:p text:style-name="P1"/>
      <text:p text:style-name="P1">Admite R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21T16:17:13.896337884</dc:date>
    <meta:editing-duration>PT3H13M42S</meta:editing-duration>
    <meta:editing-cycles>35</meta:editing-cycles>
    <meta:document-statistic meta:table-count="0" meta:image-count="0" meta:object-count="0" meta:page-count="1" meta:paragraph-count="7" meta:word-count="41" meta:character-count="301" meta:non-whitespace-character-count="266"/>
  </office:meta>
</office:document-meta>
</file>